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uster_result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54" calcext:value-type="float">
            <text:p>21654</text:p>
          </table:table-cell>
          <table:table-cell table:number-columns-repeated="17"/>
        </table:table-row>
        <table:table-row table:style-name="ro1">
          <table:table-cell office:value-type="float" office:value="21491" calcext:value-type="float">
            <text:p>21491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20566" calcext:value-type="float">
            <text:p>20566</text:p>
          </table:table-cell>
          <table:table-cell office:value-type="float" office:value="7" calcext:value-type="float">
            <text:p>7</text:p>
          </table:table-cell>
          <table:table-cell office:value-type="float" office:value="1027" calcext:value-type="float">
            <text:p>1027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float" office:value="20550" calcext:value-type="float">
            <text:p>205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37" calcext:value-type="float">
            <text:p>1037</text:p>
          </table:table-cell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17312" calcext:value-type="float">
            <text:p>173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62" calcext:value-type="float">
            <text:p>762</text:p>
          </table:table-cell>
          <table:table-cell office:value-type="float" office:value="61" calcext:value-type="float">
            <text:p>61</text:p>
          </table:table-cell>
          <table:table-cell office:value-type="float" office:value="3516" calcext:value-type="float">
            <text:p>3516</text:p>
          </table:table-cell>
          <table:table-cell table:number-columns-repeated="13"/>
        </table:table-row>
        <table:table-row table:style-name="ro1">
          <table:table-cell office:value-type="float" office:value="17318" calcext:value-type="float">
            <text:p>173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3508" calcext:value-type="float">
            <text:p>35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3629" calcext:value-type="float">
            <text:p>362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table:number-columns-repeated="11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7003" calcext:value-type="float">
            <text:p>17003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float" office:value="12941" calcext:value-type="float">
            <text:p>1294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52" calcext:value-type="float">
            <text:p>2752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4970" calcext:value-type="float">
            <text:p>4970</text:p>
          </table:table-cell>
          <table:table-cell table:number-columns-repeated="9"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64" calcext:value-type="float">
            <text:p>164</text:p>
          </table:table-cell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31" calcext:value-type="float">
            <text:p>4931</text:p>
          </table:table-cell>
          <table:table-cell office:value-type="float" office:value="12" calcext:value-type="float">
            <text:p>12</text:p>
          </table:table-cell>
          <table:table-cell office:value-type="float" office:value="2729" calcext:value-type="float">
            <text:p>272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578" calcext:value-type="float">
            <text:p>12578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755" calcext:value-type="float">
            <text:p>27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236" calcext:value-type="float">
            <text:p>5236</text:p>
          </table:table-cell>
          <table:table-cell office:value-type="float" office:value="637" calcext:value-type="float">
            <text:p>63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3" calcext:value-type="float">
            <text:p>3</text:p>
          </table:table-cell>
          <table:table-cell office:value-type="float" office:value="12937" calcext:value-type="float">
            <text:p>129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666" calcext:value-type="float">
            <text:p>666</text:p>
          </table:table-cell>
          <table:table-cell office:value-type="float" office:value="4935" calcext:value-type="float">
            <text:p>49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717" calcext:value-type="float">
            <text:p>27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34" calcext:value-type="float">
            <text:p>634</text:p>
          </table:table-cell>
          <table:table-cell office:value-type="float" office:value="4962" calcext:value-type="float">
            <text:p>49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1620" calcext:value-type="float">
            <text:p>1162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1761" calcext:value-type="float">
            <text:p>17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352" calcext:value-type="float">
            <text:p>11352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83" calcext:value-type="float">
            <text:p>4983</text:p>
          </table:table-cell>
          <table:table-cell office:value-type="float" office:value="492" calcext:value-type="float">
            <text:p>49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11332" calcext:value-type="float">
            <text:p>113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4968" calcext:value-type="float">
            <text:p>496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338" calcext:value-type="float">
            <text:p>11338</text:p>
          </table:table-cell>
          <table:table-cell office:value-type="float" office:value="27" calcext:value-type="float">
            <text:p>27</text:p>
          </table:table-cell>
          <table:table-cell office:value-type="float" office:value="409" calcext:value-type="float">
            <text:p>409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159.99mm" svg:height="89.99mm" svg:x="181.22mm" svg:y="101.45mm">
            <loext:p draw:notify-on-update-of-ranges="cluster_result.A18:cluster_result.S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.88mm" svg:y="2.94mm">
            <loext:p draw:notify-on-update-of-ranges="cluster_result.A5:cluster_result.F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99.58mm">
            <loext:p draw:notify-on-update-of-ranges="cluster_result.A4:cluster_result.E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0.63mm" svg:y="5.07mm">
            <loext:p draw:notify-on-update-of-ranges="cluster_result.A8:cluster_result.I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3:40:45.892202203</dc:date>
    <meta:editing-duration>PT8M31S</meta:editing-duration>
    <meta:editing-cycles>1</meta:editing-cycles>
    <meta:document-statistic meta:table-count="2" meta:cell-count="189" meta:object-count="4"/>
    <meta:generator>LibreOffice/5.0.0.5$Linux_X86_64 LibreOffice_project/00m0$Build-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161cm" style:legend-expansion="high" chart:style-name="ch2"/>
        <chart:plot-area chart:style-name="ch3" table:cell-range-address="cluster_result.A18:cluster_result.S18" svg:x="0.32cm" svg:y="0.18cm" svg:width="13.467cm" svg:height="8.64cm">
          <chartooo:coordinate-region svg:x="1.497cm" svg:y="0.419cm" svg:width="12.29cm" svg:height="7.6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luster_result.A18:cluster_result.S1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995">
                <text:p>1995</text:p>
                <draw:g>
                  <svg:desc>cluster_result.A18:cluster_result.S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968">
                <text:p>4968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442">
                <text:p>44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050">
                <text:p>205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11338">
                <text:p>11338</text:p>
              </table:table-cell>
              <table:table-cell office:value-type="float" office:value="27">
                <text:p>27</text:p>
              </table:table-cell>
              <table:table-cell office:value-type="float" office:value="409">
                <text:p>409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161cm" style:legend-expansion="high" chart:style-name="ch2"/>
        <chart:plot-area chart:style-name="ch3" table:cell-range-address="cluster_result.A5:cluster_result.F5" svg:x="0.32cm" svg:y="0.18cm" svg:width="13.652cm" svg:height="8.64cm">
          <chartooo:coordinate-region svg:x="1.497cm" svg:y="0.419cm" svg:width="12.475cm" svg:height="7.6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luster_result.A5:cluster_result.F5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7312">
                <text:p>17312</text:p>
                <draw:g>
                  <svg:desc>cluster_result.A5:cluster_result.F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62">
                <text:p>762</text:p>
              </table:table-cell>
              <table:table-cell office:value-type="float" office:value="61">
                <text:p>61</text:p>
              </table:table-cell>
              <table:table-cell office:value-type="float" office:value="3516">
                <text:p>3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161cm" style:legend-expansion="high" chart:style-name="ch2"/>
        <chart:plot-area chart:style-name="ch3" table:cell-range-address="cluster_result.A4:cluster_result.E4" svg:x="0.32cm" svg:y="0.18cm" svg:width="13.652cm" svg:height="8.64cm">
          <chartooo:coordinate-region svg:x="1.497cm" svg:y="0.42cm" svg:width="12.475cm" svg:height="7.6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luster_result.A4:cluster_result.E4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550">
                <text:p>20550</text:p>
                <draw:g>
                  <svg:desc>cluster_result.A4:cluster_result.E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37">
                <text:p>1037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161cm" style:legend-expansion="high" chart:style-name="ch2"/>
        <chart:plot-area chart:style-name="ch3" table:cell-range-address="cluster_result.A8:cluster_result.I8" svg:x="0.32cm" svg:y="0.18cm" svg:width="13.652cm" svg:height="8.64cm">
          <chartooo:coordinate-region svg:x="1.497cm" svg:y="0.419cm" svg:width="12.475cm" svg:height="7.6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luster_result.A8:cluster_result.I8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630">
                <text:p>3630</text:p>
                <draw:g>
                  <svg:desc>cluster_result.A8:cluster_result.I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17003">
                <text:p>17003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95">
                <text:p>7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